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“Ento village” that the
Princess 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get ready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
by 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
bugs flying everywhere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ah! Kyaaaaaahh——————!!</text:p>
          </table:table-cell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was that? I heard a loud bang!</text:p>
          </table:table-cell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ow ow ow...</text:p>
          </table:table-cell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! Hime?!</text:p>
          </table:table-cell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Hime-chan—!!</text:p>
          </table:table-cell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... Everyone...?</text:p>
          </table:table-cell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 Orihime. So, you're here as well.</text:p>
          </table:table-cell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! Come with us!</text:p>
          </table:table-cell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idn't you just fall off the roof?! Are you
okay?!</text:p>
          </table:table-cell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what are you doin' here—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... I... I can't answer all of that in
one go...</text:p>
          </table:table-cell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n't a conversation we can have standing
here.</text:p>
          </table:table-cell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 office:value-type="string">
            <text:p>I suggest we find somewhere to sit and talk.</text:p>
          </table:table-cell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-Good idea...</text:p>
          </table:table-cell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“Hey miss, your pants are fallin' down, see—?”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“Ah, I can see your underpants—!”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